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Through all of these monsters the boundaries between personal and national bodies blur. To complicate this category confusion further, one kind of alterity is often written as another, so that national difference (for example) is transformed into sexual difference. Giraldus Cambrensis demonstrates just this slippage of the foreign in his <text:span text:style-name="T1">Topography of Ireland;</text:span> when he writes of the Irish (ostensibly simply to provide information about them to a curious English court, but actually as a first step toward invading and colonizing the island), he observes:</text:p>
      <text:p text:style-name="P1">It is indeed a most filthy race, a race sunk in vice, a race more ignorant than all other nations of the first principles of faith. … These people who have customs so different from others, and so opposite to them, on making signs either with the hands or the head, beckon when they mean that you should go away, and nod backwards as often as they wish to be rid of you. Likewise, in this nation, the men pass their water sitting, the women standing. … The women, also, as well as the men, ride astride, with their legs stuck out on each side of the horse.<text:note text:id="ftn0" text:note-class="footnote"><text:note-citation>1</text:note-citation><text:note-body><text:p text:style-name="Footnote">See Giraldus Cambrensis, <text:span text:style-name="T1">Topographia Hibernae (The History and Topography of Ireland),</text:span> trans. John J. O’Meara (Atlantic Highlands, N.J.: Humanities Press, 1982), 24.</text:p></text:note-body></text:note></text:p>
      <text:p text:style-name="First_20_paragraph">One kind of inversion becomes another as Giraldus deciphers the alphabet of Irish culture—and reads it backwards, against the norm of English masculinity. Giraldus creates a vision of monstrous gender (aberrant, demonstrative): the violation of the cultural codes that valence gendered behaviors creates a rupture that must be cemented with (in this case) the binding, corrective mortar of English normalcy. A bloody war of subjugation followed immediately after the promulgation of this text, remained potent throughout the High Middle Ages, and in a way continues to this day. Through a similar discursive process the East becomes feminized (Said) and the soul of Africa grows dark (Gates).<text:note text:id="ftn1" text:note-class="footnote"><text:note-citation>2</text:note-citation><text:note-body><text:p text:style-name="Footnote">See Edward Said, <text:span text:style-name="T1">Orientalism</text:span> (New York: Pantheon, 1978); Henry Louis Gates Jr., <text:span text:style-name="T1">The Signifying Monkey: A Theory of Afro-American Literature</text:span> (New York: Oxford University Press, 1988).</text:p></text:note-body></text:note> One kind of difference becomes another as the normative categories of gender, sexuality, national identity, and ethnicity slide together like the imbricated circles of a Venn diagram, abjecting from the center that which becomes the monster. This violent foreclosure erects a self-validating, Hegelian master/slave dialectic that naturalizes the subjugation of one cultural body by another by writing the body excluded from personhood and agency as in every way different, monstrous. A polysemy is granted so that a greater threat can be encoded; multiplicity of meanings, paradoxically, iterates the same restricting, agitprop representations that narrowed signification performs. Yet a danger resides in this multiplication: as difference, like a Hydra, sprouts two heads where one has been lopped away, the possibilities of escape, resistance, disruption arise with more force. René Girard has written at great length about the real violence these debasing representations enact, connecting monsterizing depiction with the phenomenon of the scapegoat. Monsters are never created ex nihilo, but through a process of fragmentation and recombination in which elements are extracted “from various forms” (including—indeed, espe- cially—marginalized social groups) and then assembled as the monster, “which can then claim an independent identity”<text:note text:id="ftn2" text:note-class="footnote"><text:note-citation>3</text:note-citation><text:note-body><text:p text:style-name="Footnote">René Girard, <text:span text:style-name="T1">The Scapegoat,</text:span> trans. Yvonne Freccero (Baltimore: Johns Hopkins University Press, 1986), 33.</text:p></text:note-body></text:note> The political-cultural monster, the embodiment of radical difference, paradoxically threatens to <text:span text:style-name="T1">erase</text:span> difference in the world of its creators, to demonstrate</text:p>
      <text:p text:style-name="P2">the potential for the system to differ from its own difference, in other words not to be different at all, to cease to exist as a system. .. . Difference that exists outside the system is terrifying because it reveals the truth of the system, its relativity, its fragility, and its mortality. … Despite what is said around us persecutors are never obsessed with difference but rather by its unutterable contrary, the lack of difference.<text:note text:id="ftn3" text:note-class="footnote"><text:note-citation>4</text:note-citation><text:note-body><text:p text:style-name="Footnote">Ibid., 21-22.</text:p></text:note-body></text:note></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